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023 is the year where “Artificial Intelligence” or AI has dominated the discourse. Much of this has been dominated by OpenAI’s ChatGPT, the chatbot which has <text:a xlink:type="simple" xlink:href="https://indianexpress.com/article/technology/tech-news-technology/what-is-chatgpt-the-ai-taking-the-web-by-storm-8302375/" text:style-name="Internet_20_link" text:visited-style-name="Visited_20_Internet_20_Link">gone viral since it launched in November last year</text:a>, and already has <text:a xlink:type="simple" xlink:href="https://indianexpress.com/article/technology/chatgpt-100-million-users-8423362/" text:style-name="Internet_20_link" text:visited-style-name="Visited_20_Internet_20_Link">over 100 million users</text:a>. Microsoft has also gone all in on AI and <text:a xlink:type="simple" xlink:href="https://indianexpress.com/article/technology/microsoft-adds-10-billion-to-investment-in-chatgpt-maker-openai-8399985/" text:style-name="Internet_20_link" text:visited-style-name="Visited_20_Internet_20_Link">invested $10 billion in OpenAI</text:a> along with announcing a new version of Bing which will be integrated with the start-up’s AI technology. In response to this Google has also announced its own chatbot called Bard, which has had a rough start thanks to one incorrect answer. Let’s take a look at key developments in AI news in the past few week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6:06:35.827801412</dc:date>
    <meta:editing-duration>PT22S</meta:editing-duration>
    <meta:editing-cycles>1</meta:editing-cycles>
    <meta:document-statistic meta:table-count="0" meta:image-count="0" meta:object-count="0" meta:page-count="1" meta:paragraph-count="1" meta:word-count="112" meta:character-count="633" meta:non-whitespace-character-count="522"/>
    <meta:generator>LibreOffice/7.3.7.2$Linux_X86_64 LibreOffice_project/30$Build-2</meta:generator>
  </office:meta>
</office:document-meta>
</file>